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12467"/>
          <table:table-cell office:value-type="float" office:value="1.03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259.0"/>
          <table:table-cell office:value-type="float" office:value="151212.0"/>
          <table:table-cell office:value-type="float" office:value="571772.0"/>
          <table:table-cell office:value-type="float" office:value="111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992269"/>
          <table:table-cell office:value-type="float" office:value="0.89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287.0"/>
          <table:table-cell office:value-type="float" office:value="151212.0"/>
          <table:table-cell office:value-type="float" office:value="571773.0"/>
          <table:table-cell office:value-type="float" office:value="111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10956"/>
          <table:table-cell office:value-type="float" office:value="1.03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470.0"/>
          <table:table-cell office:value-type="float" office:value="151212.0"/>
          <table:table-cell office:value-type="float" office:value="571772.0"/>
          <table:table-cell office:value-type="float" office:value="11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960136"/>
          <table:table-cell office:value-type="float" office:value="0.89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9.0"/>
          <table:table-cell office:value-type="float" office:value="2609.0"/>
          <table:table-cell office:value-type="float" office:value="151212.0"/>
          <table:table-cell office:value-type="float" office:value="571772.0"/>
          <table:table-cell office:value-type="float" office:value="11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11964"/>
          <table:table-cell office:value-type="float" office:value="1.0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528.0"/>
          <table:table-cell office:value-type="float" office:value="151212.0"/>
          <table:table-cell office:value-type="float" office:value="571773.0"/>
          <table:table-cell office:value-type="float" office:value="113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306.0"/>
          <table:table-cell office:value-type="float" office:value="259864.0"/>
          <table:table-cell office:value-type="float" office:value="230350.0"/>
          <table:table-cell office:value-type="float" office:value="163991.0"/>
          <table:table-cell office:value-type="float" office:value="31027.0"/>
          <table:table-cell office:value-type="float" office:value="4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11565"/>
          <table:table-cell office:value-type="float" office:value="1.02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51.0"/>
          <table:table-cell office:value-type="float" office:value="168354.0"/>
          <table:table-cell office:value-type="float" office:value="632554.0"/>
          <table:table-cell office:value-type="float" office:value="122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26284"/>
          <table:table-cell office:value-type="float" office:value="1.163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5.0"/>
          <table:table-cell office:value-type="float" office:value="2390.0"/>
          <table:table-cell office:value-type="float" office:value="168354.0"/>
          <table:table-cell office:value-type="float" office:value="632554.0"/>
          <table:table-cell office:value-type="float" office:value="122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23794"/>
          <table:table-cell office:value-type="float" office:value="1.15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1902.0"/>
          <table:table-cell office:value-type="float" office:value="168354.0"/>
          <table:table-cell office:value-type="float" office:value="632555.0"/>
          <table:table-cell office:value-type="float" office:value="12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21212"/>
          <table:table-cell office:value-type="float" office:value="1.14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482.0"/>
          <table:table-cell office:value-type="float" office:value="168354.0"/>
          <table:table-cell office:value-type="float" office:value="632556.0"/>
          <table:table-cell office:value-type="float" office:value="120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16762"/>
          <table:table-cell office:value-type="float" office:value="1.08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437.0"/>
          <table:table-cell office:value-type="float" office:value="168354.0"/>
          <table:table-cell office:value-type="float" office:value="632556.0"/>
          <table:table-cell office:value-type="float" office:value="122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22.0"/>
          <table:table-cell office:value-type="float" office:value="288175.0"/>
          <table:table-cell office:value-type="float" office:value="255457.0"/>
          <table:table-cell office:value-type="float" office:value="181204.0"/>
          <table:table-cell office:value-type="float" office:value="34243.0"/>
          <table:table-cell office:value-type="float" office:value="4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21016"/>
          <table:table-cell office:value-type="float" office:value="0.3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99.0"/>
          <table:table-cell office:value-type="float" office:value="51742.0"/>
          <table:table-cell office:value-type="float" office:value="194653.0"/>
          <table:table-cell office:value-type="float" office:value="64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47451"/>
          <table:table-cell office:value-type="float" office:value="0.3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2.0"/>
          <table:table-cell office:value-type="float" office:value="51742.0"/>
          <table:table-cell office:value-type="float" office:value="194653.0"/>
          <table:table-cell office:value-type="float" office:value="60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384453"/>
          <table:table-cell office:value-type="float" office:value="0.3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72.0"/>
          <table:table-cell office:value-type="float" office:value="51742.0"/>
          <table:table-cell office:value-type="float" office:value="194653.0"/>
          <table:table-cell office:value-type="float" office:value="56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382081"/>
          <table:table-cell office:value-type="float" office:value="0.3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20.0"/>
          <table:table-cell office:value-type="float" office:value="51742.0"/>
          <table:table-cell office:value-type="float" office:value="194653.0"/>
          <table:table-cell office:value-type="float" office:value="56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38766"/>
          <table:table-cell office:value-type="float" office:value="0.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31.0"/>
          <table:table-cell office:value-type="float" office:value="51742.0"/>
          <table:table-cell office:value-type="float" office:value="194653.0"/>
          <table:table-cell office:value-type="float" office:value="61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94.0"/>
          <table:table-cell office:value-type="float" office:value="90911.0"/>
          <table:table-cell office:value-type="float" office:value="79679.0"/>
          <table:table-cell office:value-type="float" office:value="58638.0"/>
          <table:table-cell office:value-type="float" office:value="10997.0"/>
          <table:table-cell office:value-type="float" office:value="20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13053"/>
          <table:table-cell office:value-type="float" office:value="1.0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369.0"/>
          <table:table-cell office:value-type="float" office:value="140844.0"/>
          <table:table-cell office:value-type="float" office:value="534030.0"/>
          <table:table-cell office:value-type="float" office:value="106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10505"/>
          <table:table-cell office:value-type="float" office:value="1.00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324.0"/>
          <table:table-cell office:value-type="float" office:value="140844.0"/>
          <table:table-cell office:value-type="float" office:value="534029.0"/>
          <table:table-cell office:value-type="float" office:value="108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09797"/>
          <table:table-cell office:value-type="float" office:value="1.0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321.0"/>
          <table:table-cell office:value-type="float" office:value="140844.0"/>
          <table:table-cell office:value-type="float" office:value="534029.0"/>
          <table:table-cell office:value-type="float" office:value="108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07193"/>
          <table:table-cell office:value-type="float" office:value="0.98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670.0"/>
          <table:table-cell office:value-type="float" office:value="140844.0"/>
          <table:table-cell office:value-type="float" office:value="534029.0"/>
          <table:table-cell office:value-type="float" office:value="108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11885"/>
          <table:table-cell office:value-type="float" office:value="1.02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802.0"/>
          <table:table-cell office:value-type="float" office:value="140844.0"/>
          <table:table-cell office:value-type="float" office:value="534031.0"/>
          <table:table-cell office:value-type="float" office:value="108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64.0"/>
          <table:table-cell office:value-type="float" office:value="242698.0"/>
          <table:table-cell office:value-type="float" office:value="215086.0"/>
          <table:table-cell office:value-type="float" office:value="153541.0"/>
          <table:table-cell office:value-type="float" office:value="29119.0"/>
          <table:table-cell office:value-type="float" office:value="4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98696"/>
          <table:table-cell office:value-type="float" office:value="0.1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5.0"/>
          <table:table-cell office:value-type="float" office:value="16661.0"/>
          <table:table-cell office:value-type="float" office:value="62877.0"/>
          <table:table-cell office:value-type="float" office:value="41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06954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1.0"/>
          <table:table-cell office:value-type="float" office:value="16661.0"/>
          <table:table-cell office:value-type="float" office:value="62877.0"/>
          <table:table-cell office:value-type="float" office:value="42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20583"/>
          <table:table-cell office:value-type="float" office:value="0.18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96.0"/>
          <table:table-cell office:value-type="float" office:value="16661.0"/>
          <table:table-cell office:value-type="float" office:value="62877.0"/>
          <table:table-cell office:value-type="float" office:value="41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61536"/>
          <table:table-cell office:value-type="float" office:value="0.2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2.0"/>
          <table:table-cell office:value-type="float" office:value="16661.0"/>
          <table:table-cell office:value-type="float" office:value="62877.0"/>
          <table:table-cell office:value-type="float" office:value="42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24088"/>
          <table:table-cell office:value-type="float" office:value="0.1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5.0"/>
          <table:table-cell office:value-type="float" office:value="16661.0"/>
          <table:table-cell office:value-type="float" office:value="62877.0"/>
          <table:table-cell office:value-type="float" office:value="42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